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in" fo:border="none"/>
    </style:style>
    <style:style style:name="P2" style:family="paragraph" style:parent-style-name="Text_20_body">
      <style:paragraph-properties fo:padding="0in" fo:border="none"/>
    </style:style>
    <style:style style:name="P3" style:family="paragraph" style:parent-style-name="Heading_20_2">
      <style:paragraph-properties fo:padding="0in" fo:border="none"/>
    </style:style>
    <style:style style:name="P4" style:family="paragraph" style:parent-style-name="Text_20_body" style:list-style-name="L1">
      <style:paragraph-properties fo:padding="0in" fo:border="none"/>
    </style:style>
    <style:style style:name="P5" style:family="paragraph" style:parent-style-name="Text_20_body" style:list-style-name="L2">
      <style:paragraph-properties fo:padding="0in" fo:border="none"/>
    </style:style>
    <style:style style:name="P6" style:family="paragraph" style:parent-style-name="Text_20_body" style:list-style-name="L3">
      <style:paragraph-properties fo:padding="0in" fo:border="none"/>
    </style:style>
    <style:style style:name="P7" style:family="paragraph" style:parent-style-name="Text_20_body" style:list-style-name="L4">
      <style:paragraph-properties fo:padding="0in" fo:border="none"/>
    </style:style>
    <style:style style:name="P8" style:family="paragraph" style:parent-style-name="Text_20_body" style:list-style-name="L5">
      <style:paragraph-properties fo:padding="0in" fo:border="none"/>
    </style:style>
    <style:style style:name="P9" style:family="paragraph" style:parent-style-name="Text_20_body" style:list-style-name="L6">
      <style:paragraph-properties fo:padding="0in" fo:border="none"/>
    </style:style>
    <style:style style:name="P10" style:family="paragraph" style:parent-style-name="Text_20_body" style:list-style-name="L7">
      <style:paragraph-properties fo:padding="0in" fo:border="none"/>
    </style:style>
    <style:style style:name="P11" style:family="paragraph" style:parent-style-name="Text_20_body" style:list-style-name="L8">
      <style:paragraph-properties fo:padding="0in" fo:border="none"/>
    </style:style>
    <style:style style:name="P12" style:family="paragraph" style:parent-style-name="Text_20_body" style:list-style-name="L9">
      <style:paragraph-properties fo:padding="0in" fo:border="none"/>
    </style:style>
    <style:style style:name="P13" style:family="paragraph" style:parent-style-name="Text_20_body" style:list-style-name="L10">
      <style:paragraph-properties fo:padding="0in" fo:border="none"/>
    </style:style>
    <style:style style:name="P14" style:family="paragraph" style:parent-style-name="Text_20_body" style:list-style-name="L11">
      <style:paragraph-properties fo:padding="0in" fo:border="none"/>
    </style:style>
    <style:style style:name="P15" style:family="paragraph" style:parent-style-name="Text_20_body" style:list-style-name="L12">
      <style:paragraph-properties fo:padding="0in" fo:border="none"/>
    </style:style>
    <style:style style:name="P16" style:family="paragraph" style:parent-style-name="Text_20_body" style:list-style-name="L13">
      <style:paragraph-properties fo:padding="0in" fo:border="none"/>
    </style:style>
    <style:style style:name="P17" style:family="paragraph" style:parent-style-name="Text_20_body" style:list-style-name="L14">
      <style:paragraph-properties fo:padding="0in" fo:border="none"/>
    </style:style>
    <style:style style:name="P18" style:family="paragraph" style:parent-style-name="Text_20_body" style:list-style-name="L15">
      <style:paragraph-properties fo:padding="0in" fo:border="none"/>
    </style:style>
    <style:style style:name="P19" style:family="paragraph" style:parent-style-name="Text_20_body" style:list-style-name="L16">
      <style:paragraph-properties fo:padding="0in" fo:border="none"/>
    </style:style>
    <style:style style:name="P20" style:family="paragraph" style:parent-style-name="Text_20_body" style:list-style-name="L17">
      <style:paragraph-properties fo:padding="0in" fo:border="none"/>
    </style:style>
    <style:style style:name="P21" style:family="paragraph" style:parent-style-name="Text_20_body" style:list-style-name="L18">
      <style:paragraph-properties fo:padding="0in" fo:border="none"/>
    </style:style>
    <style:style style:name="P22" style:family="paragraph" style:parent-style-name="Text_20_body" style:list-style-name="L19">
      <style:paragraph-properties fo:padding="0in" fo:border="none"/>
    </style:style>
    <style:style style:name="P23" style:family="paragraph" style:parent-style-name="Text_20_body" style:list-style-name="L20">
      <style:paragraph-properties fo:padding="0in" fo:border="none"/>
    </style:style>
    <style:style style:name="P24" style:family="paragraph" style:parent-style-name="Text_20_body" style:list-style-name="L21">
      <style:paragraph-properties fo:padding="0in" fo:border="none"/>
    </style:style>
    <style:style style:name="P25" style:family="paragraph" style:parent-style-name="Text_20_body" style:list-style-name="L22">
      <style:paragraph-properties fo:padding="0in" fo:border="none"/>
    </style:style>
    <style:style style:name="P26" style:family="paragraph" style:parent-style-name="Text_20_body" style:list-style-name="L23">
      <style:paragraph-properties fo:padding="0in" fo:border="none"/>
    </style:style>
    <style:style style:name="P27" style:family="paragraph" style:parent-style-name="Text_20_body" style:list-style-name="L24">
      <style:paragraph-properties fo:padding="0in" fo:border="none"/>
    </style:style>
    <style:style style:name="P28" style:family="paragraph" style:parent-style-name="Text_20_body" style:list-style-name="L25">
      <style:paragraph-properties fo:padding="0in" fo:border="none"/>
    </style:style>
    <style:style style:name="P29" style:family="paragraph" style:parent-style-name="Text_20_body" style:list-style-name="L26">
      <style:paragraph-properties fo:padding="0in" fo:border="none"/>
    </style:style>
    <style:style style:name="P30" style:family="paragraph" style:parent-style-name="Text_20_body">
      <style:paragraph-properties fo:padding="0in" fo:border="none"/>
    </style:style>
    <style:style style:name="P31" style:family="paragraph" style:parent-style-name="Text_20_body" style:list-style-name="L27">
      <style:paragraph-properties fo:padding="0in" fo:border="none"/>
    </style:style>
    <style:style style:name="P32" style:family="paragraph" style:parent-style-name="Text_20_body" style:list-style-name="L28">
      <style:paragraph-properties fo:padding="0in" fo:border="none"/>
    </style:style>
    <style:style style:name="P33" style:family="paragraph" style:parent-style-name="Text_20_body" style:list-style-name="L29">
      <style:paragraph-properties fo:padding="0in" fo:border="none"/>
    </style:style>
    <style:style style:name="P34" style:family="paragraph" style:parent-style-name="Text_20_body" style:list-style-name="L30">
      <style:paragraph-properties fo:padding="0in" fo:border="none"/>
    </style:style>
    <style:style style:name="P35" style:family="paragraph" style:parent-style-name="Text_20_body" style:list-style-name="L31">
      <style:paragraph-properties fo:padding="0in" fo:border="none"/>
    </style:style>
    <style:style style:name="P36" style:family="paragraph" style:parent-style-name="Text_20_body" style:list-style-name="L32">
      <style:paragraph-properties fo:padding="0in" fo:border="none"/>
    </style:style>
    <style:style style:name="P37" style:family="paragraph" style:parent-style-name="Text_20_body" style:list-style-name="L33">
      <style:paragraph-properties fo:padding="0in" fo:border="none"/>
    </style:style>
    <style:style style:name="P38" style:family="paragraph" style:parent-style-name="Text_20_body" style:list-style-name="L34">
      <style:paragraph-properties fo:padding="0in" fo:border="none"/>
    </style:style>
    <style:style style:name="P39" style:family="paragraph" style:parent-style-name="Text_20_body" style:list-style-name="L35">
      <style:paragraph-properties fo:padding="0in" fo:border="none"/>
    </style:style>
    <style:style style:name="P40" style:family="paragraph" style:parent-style-name="Text_20_body" style:list-style-name="L36">
      <style:paragraph-properties fo:padding="0in" fo:border="none"/>
    </style:style>
    <style:style style:name="P41" style:family="paragraph" style:parent-style-name="Text_20_body" style:list-style-name="L37">
      <style:paragraph-properties fo:padding="0in" fo:border="none"/>
    </style:style>
    <style:style style:name="P42" style:family="paragraph" style:parent-style-name="Text_20_body" style:list-style-name="L38">
      <style:paragraph-properties fo:padding="0in" fo:border="none"/>
    </style:style>
    <style:style style:name="P43" style:family="paragraph" style:parent-style-name="Text_20_body" style:list-style-name="L39">
      <style:paragraph-properties fo:padding="0in" fo:border="none"/>
    </style:style>
    <style:style style:name="P44" style:family="paragraph" style:parent-style-name="Text_20_body" style:list-style-name="L40">
      <style:paragraph-properties fo:padding="0in" fo:border="none"/>
    </style:style>
    <style:style style:name="P45" style:family="paragraph" style:parent-style-name="Text_20_body" style:list-style-name="L41">
      <style:paragraph-properties fo:padding="0in" fo:border="none"/>
    </style:style>
    <style:style style:name="P46" style:family="paragraph" style:parent-style-name="Text_20_body" style:list-style-name="L42">
      <style:paragraph-properties fo:padding="0in" fo:border="none"/>
    </style:style>
    <style:style style:name="P47" style:family="paragraph" style:parent-style-name="Text_20_body" style:list-style-name="L43">
      <style:paragraph-properties fo:padding="0in" fo:border="none"/>
    </style:style>
    <style:style style:name="P48" style:family="paragraph" style:parent-style-name="Text_20_body" style:list-style-name="L44">
      <style:paragraph-properties fo:padding="0in" fo:border="none"/>
    </style:style>
    <style:style style:name="P49" style:family="paragraph" style:parent-style-name="Text_20_body" style:list-style-name="L45">
      <style:paragraph-properties fo:padding="0in" fo:border="none"/>
    </style:style>
    <style:style style:name="P50" style:family="paragraph" style:parent-style-name="Text_20_body" style:list-style-name="L46">
      <style:paragraph-properties fo:padding="0in" fo:border="none"/>
    </style:style>
    <style:style style:name="P51" style:family="paragraph" style:parent-style-name="Text_20_body" style:list-style-name="L46">
      <style:paragraph-properties fo:padding="0in" fo:border="none"/>
      <style:text-properties officeooo:paragraph-rsid="001cf2fa"/>
    </style:style>
    <style:style style:name="P52" style:family="paragraph" style:parent-style-name="Text_20_body">
      <style:paragraph-properties fo:margin-top="0in" fo:margin-bottom="0in" style:contextual-spacing="false" fo:padding="0in" fo:border="none"/>
    </style:style>
    <style:style style:name="P53" style:family="paragraph" style:parent-style-name="Text_20_body">
      <style:paragraph-properties fo:padding="0in" fo:border="none"/>
      <style:text-properties officeooo:paragraph-rsid="001cf2fa"/>
    </style:style>
    <style:style style:name="P54" style:family="paragraph" style:parent-style-name="Text_20_body" style:list-style-name="L51">
      <style:paragraph-properties fo:padding="0in" fo:border="none"/>
    </style:style>
    <style:style style:name="P55" style:family="paragraph" style:parent-style-name="Text_20_body" style:list-style-name="L52">
      <style:paragraph-properties fo:padding="0in" fo:border="none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Recette 1 : Pain au levain, farine bise &amp; flocons d'avoine</text:span></text:span></text:h>
      <text:p text:style-name="P2"><text:span text:style-name="Strong_20_Emphasis"><text:span text:style-name="T1">Ingrédients :</text:span></text:span></text:p>
      <text:list text:style-name="L1">
        <text:list-item>
          <text:p text:style-name="P4">150 g de levain actif</text:p>
        </text:list-item>
        <text:list-item>
          <text:p text:style-name="P4">350 g de farine bise</text:p>
        </text:list-item>
        <text:list-item>
          <text:p text:style-name="P4">50 g de flocons d'avoine</text:p>
        </text:list-item>
        <text:list-item>
          <text:p text:style-name="P4">280 g d'eau (70% hydration)</text:p>
        </text:list-item>
        <text:list-item>
          <text:p text:style-name="P4">8 g de sel</text:p>
        </text:list-item>
      </text:list>
      <text:p text:style-name="P2"><text:span text:style-name="Strong_20_Emphasis"><text:span text:style-name="T1">Préparation :</text:span></text:span></text:p>
      <text:list text:style-name="L2">
        <text:list-item>
          <text:p text:style-name="P5">Autolyse (17h) : Mélange farine, flocons et eau. Repos 30-45 min</text:p>
        </text:list-item>
        <text:list-item>
          <text:p text:style-name="P5">Ajout levain + sel (17h45)</text:p>
        </text:list-item>
        <text:list-item>
          <text:p text:style-name="P5">Pétrissage doux / rabats : 1h30</text:p>
        </text:list-item>
        <text:list-item>
          <text:p text:style-name="P5">Première fermentation (~4h jusqu'à 21h)</text:p>
        </text:list-item>
        <text:list-item>
          <text:p text:style-name="P5">Frigo pour la nuit (12-16h)</text:p>
        </text:list-item>
        <text:list-item>
          <text:p text:style-name="P5">Façonnage + 2h pousse</text:p>
        </text:list-item>
        <text:list-item>
          <text:p text:style-name="P5">Cuisson 250°C → 220°C, 40 min</text:p>
        </text:list-item>
      </text:list>
      <text:p text:style-name="Horizontal_20_Line"/>
      <text:h text:style-name="P1" text:outline-level="2"><text:span text:style-name="Strong_20_Emphasis"><text:span text:style-name="T1">Recette 2 : Pain au levain (farine blanche &amp; épeautre clair)</text:span></text:span></text:h>
      <text:p text:style-name="P2"><text:span text:style-name="Strong_20_Emphasis"><text:span text:style-name="T1">Ingrédients :</text:span></text:span></text:p>
      <text:list text:style-name="L3">
        <text:list-item>
          <text:p text:style-name="P6">150 g levain actif</text:p>
        </text:list-item>
        <text:list-item>
          <text:p text:style-name="P6">300 g farine blanche</text:p>
        </text:list-item>
        <text:list-item>
          <text:p text:style-name="P6">200 g farine épeautre clair</text:p>
        </text:list-item>
        <text:list-item>
          <text:p text:style-name="P6">360 g eau</text:p>
        </text:list-item>
        <text:list-item>
          <text:p text:style-name="P6">10 g sel</text:p>
        </text:list-item>
      </text:list>
      <text:p text:style-name="P2"><text:span text:style-name="Strong_20_Emphasis"><text:span text:style-name="T1">Étapes :</text:span></text:span></text:p>
      <text:list text:style-name="L4">
        <text:list-item>
          <text:p text:style-name="P7">Autolyse 30-45 min</text:p>
        </text:list-item>
        <text:list-item>
          <text:p text:style-name="P7">Ajout levain, pétrissage 5-7 min</text:p>
        </text:list-item>
        <text:list-item>
          <text:p text:style-name="P7">Ajout sel, pétrissage 3-5 min</text:p>
        </text:list-item>
        <text:list-item>
          <text:p text:style-name="P7">Fermentation 5-6h avec rabats</text:p>
        </text:list-item>
        <text:list-item>
          <text:p text:style-name="P7">Façonnage + 1h + 12h frigo</text:p>
        </text:list-item>
        <text:list-item>
          <text:p text:style-name="P7">Cuisson 240°C → 200°C, 45 min</text:p>
        </text:list-item>
      </text:list>
      <text:p text:style-name="Horizontal_20_Line"/>
      <text:h text:style-name="P1" text:outline-level="2"><text:soft-page-break/><text:span text:style-name="Strong_20_Emphasis"><text:span text:style-name="T1">Recette 3 : Pain de seigle (70% seigle, 30% blé)</text:span></text:span></text:h>
      <text:p text:style-name="P2"><text:span text:style-name="Strong_20_Emphasis"><text:span text:style-name="T1">Ingrédients :</text:span></text:span></text:p>
      <text:list text:style-name="L5">
        <text:list-item>
          <text:p text:style-name="P8">100 g levain actif</text:p>
        </text:list-item>
        <text:list-item>
          <text:p text:style-name="P8">200 g farine seigle</text:p>
        </text:list-item>
        <text:list-item>
          <text:p text:style-name="P8">100 g farine blé T55/T65</text:p>
        </text:list-item>
        <text:list-item>
          <text:p text:style-name="P8">200 g eau tiède</text:p>
        </text:list-item>
        <text:list-item>
          <text:p text:style-name="P8">5 g sel</text:p>
        </text:list-item>
        <text:list-item>
          <text:p text:style-name="P8">3 g levure sèche (optionnel)</text:p>
        </text:list-item>
        <text:list-item>
          <text:p text:style-name="P8">1 cs miel</text:p>
        </text:list-item>
      </text:list>
      <text:p text:style-name="P2"><text:span text:style-name="Strong_20_Emphasis"><text:span text:style-name="T1">Préparation :</text:span></text:span></text:p>
      <text:list text:style-name="L6">
        <text:list-item>
          <text:p text:style-name="P9">Mélange levain + eau + miel + farines</text:p>
        </text:list-item>
        <text:list-item>
          <text:p text:style-name="P9">Repos 20-30 min</text:p>
        </text:list-item>
        <text:list-item>
          <text:p text:style-name="P9">Ajout sel</text:p>
        </text:list-item>
        <text:list-item>
          <text:p text:style-name="P9">Pousse 3-4h ou frigo 12-16h</text:p>
        </text:list-item>
        <text:list-item>
          <text:p text:style-name="P9">Façonnage</text:p>
        </text:list-item>
        <text:list-item>
          <text:p text:style-name="P9">Seconde pousse 1h30-2h</text:p>
        </text:list-item>
        <text:list-item>
          <text:p text:style-name="P9">Cuisson 240°C → 200°C, 35-40 min</text:p>
        </text:list-item>
      </text:list>
      <text:p text:style-name="Horizontal_20_Line"/>
      <text:h text:style-name="P1" text:outline-level="2"><text:span text:style-name="Strong_20_Emphasis"><text:span text:style-name="T1">Recette 4 : Petits pains au levain et pépites de chocolat</text:span></text:span></text:h>
      <text:p text:style-name="P2"><text:span text:style-name="Strong_20_Emphasis"><text:span text:style-name="T1">Ingrédients :</text:span></text:span></text:p>
      <text:list text:style-name="L7">
        <text:list-item>
          <text:p text:style-name="P10">200 g levain</text:p>
        </text:list-item>
        <text:list-item>
          <text:p text:style-name="P10">350 g farine T65</text:p>
        </text:list-item>
        <text:list-item>
          <text:p text:style-name="P10">120 g lait tiède</text:p>
        </text:list-item>
        <text:list-item>
          <text:p text:style-name="P10">1 œuf</text:p>
        </text:list-item>
        <text:list-item>
          <text:p text:style-name="P10">40 g sucre</text:p>
        </text:list-item>
        <text:list-item>
          <text:p text:style-name="P10">5 g sel</text:p>
        </text:list-item>
        <text:list-item>
          <text:p text:style-name="P10">60 g beurre mou</text:p>
        </text:list-item>
        <text:list-item>
          <text:p text:style-name="P10">100-120 g pépites chocolat</text:p>
        </text:list-item>
      </text:list>
      <text:p text:style-name="P2"><text:span text:style-name="Strong_20_Emphasis"><text:span text:style-name="T1">Préparation :</text:span></text:span></text:p>
      <text:list text:style-name="L8">
        <text:list-item>
          <text:p text:style-name="P11">Mélange levain + lait + œuf + sucre + farine (autolyse 30 min)</text:p>
        </text:list-item>
        <text:list-item>
          <text:p text:style-name="P11">Ajout sel + beurre, pétrir</text:p>
        </text:list-item>
        <text:list-item>
          <text:p text:style-name="P11"><text:soft-page-break/>Pointage 1h30-2h</text:p>
        </text:list-item>
        <text:list-item>
          <text:p text:style-name="P11">Incorporer pépites</text:p>
        </text:list-item>
        <text:list-item>
          <text:p text:style-name="P11">Façonnage 6 boules</text:p>
        </text:list-item>
        <text:list-item>
          <text:p text:style-name="P11">Apprêt 1-2h</text:p>
        </text:list-item>
        <text:list-item>
          <text:p text:style-name="P11">Cuisson 180°C, 20-25 min</text:p>
        </text:list-item>
      </text:list>
      <text:p text:style-name="Horizontal_20_Line"/>
      <text:h text:style-name="P1" text:outline-level="2"><text:span text:style-name="Strong_20_Emphasis"><text:span text:style-name="T1">Recette 5 : Baguettes blanches au levain</text:span></text:span></text:h>
      <text:p text:style-name="P2"><text:span text:style-name="Strong_20_Emphasis"><text:span text:style-name="T1">Ingrédients :</text:span></text:span></text:p>
      <text:list text:style-name="L9">
        <text:list-item>
          <text:p text:style-name="P12">200 g levain actif</text:p>
        </text:list-item>
        <text:list-item>
          <text:p text:style-name="P12">500 g farine T65/T55</text:p>
        </text:list-item>
        <text:list-item>
          <text:p text:style-name="P12">340 g eau (68%)</text:p>
        </text:list-item>
        <text:list-item>
          <text:p text:style-name="P12">10 g sel</text:p>
        </text:list-item>
      </text:list>
      <text:p text:style-name="P2"><text:span text:style-name="Strong_20_Emphasis"><text:span text:style-name="T1">Étapes :</text:span></text:span></text:p>
      <text:list text:style-name="L10">
        <text:list-item>
          <text:p text:style-name="P13">Autolyse 30-60 min</text:p>
        </text:list-item>
        <text:list-item>
          <text:p text:style-name="P13">Ajout levain + sel, pétrissage 5-8 min</text:p>
        </text:list-item>
        <text:list-item>
          <text:p text:style-name="P13">Pointage 2h (3 rabats)</text:p>
        </text:list-item>
        <text:list-item>
          <text:p text:style-name="P13">Façonnage 3 baguettes</text:p>
        </text:list-item>
        <text:list-item>
          <text:p text:style-name="P13">Apprêt 1h-1h30</text:p>
        </text:list-item>
        <text:list-item>
          <text:p text:style-name="P13">Cuisson 250°C → 230°C, 25-30 min</text:p>
        </text:list-item>
      </text:list>
      <text:p text:style-name="Horizontal_20_Line"/>
      <text:h text:style-name="P1" text:outline-level="2"><text:span text:style-name="Strong_20_Emphasis"><text:span text:style-name="T1">Recette 6 : Pâte à pizza au levain</text:span></text:span></text:h>
      <text:p text:style-name="P2"><text:span text:style-name="Strong_20_Emphasis"><text:span text:style-name="T1">Ingrédients :</text:span></text:span></text:p>
      <text:list text:style-name="L11">
        <text:list-item>
          <text:p text:style-name="P14">150 g levain actif</text:p>
        </text:list-item>
        <text:list-item>
          <text:p text:style-name="P14">250 g farine T65</text:p>
        </text:list-item>
        <text:list-item>
          <text:p text:style-name="P14">170 g eau (68%)</text:p>
        </text:list-item>
        <text:list-item>
          <text:p text:style-name="P14">6 g sel</text:p>
        </text:list-item>
        <text:list-item>
          <text:p text:style-name="P14">10 g huile olive</text:p>
        </text:list-item>
      </text:list>
      <text:p text:style-name="P2"><text:span text:style-name="Strong_20_Emphasis"><text:span text:style-name="T1">Étapes :</text:span></text:span></text:p>
      <text:list text:style-name="L12">
        <text:list-item>
          <text:p text:style-name="P15">Autolyse 30-60 min</text:p>
        </text:list-item>
        <text:list-item>
          <text:p text:style-name="P15">Ajout levain + sel + huile, pétrir 6-8 min</text:p>
        </text:list-item>
        <text:list-item>
          <text:p text:style-name="P15">Pointage 3-5h (2-3 rabats)</text:p>
        </text:list-item>
        <text:list-item>
          <text:p text:style-name="P15"><text:soft-page-break/>Détente 20-30 min</text:p>
        </text:list-item>
        <text:list-item>
          <text:p text:style-name="P15">Façonnage</text:p>
        </text:list-item>
        <text:list-item>
          <text:p text:style-name="P15">Dernière pousse 30-60 min</text:p>
        </text:list-item>
        <text:list-item>
          <text:p text:style-name="P15">Cuisson 250°C, 7-10 min</text:p>
        </text:list-item>
      </text:list>
      <text:p text:style-name="Horizontal_20_Line"/>
      <text:h text:style-name="P1" text:outline-level="2"><text:span text:style-name="Strong_20_Emphasis"><text:span text:style-name="T1">Recette 7 : Pain à l'épeautre, graines et Manitoba</text:span></text:span></text:h>
      <text:p text:style-name="P2"><text:span text:style-name="Strong_20_Emphasis"><text:span text:style-name="T1">Ingrédients :</text:span></text:span></text:p>
      <text:list text:style-name="L13">
        <text:list-item>
          <text:p text:style-name="P16">200 g levain</text:p>
        </text:list-item>
        <text:list-item>
          <text:p text:style-name="P16">300 g farine épeautre claire</text:p>
        </text:list-item>
        <text:list-item>
          <text:p text:style-name="P16">100 g farine Manitoba</text:p>
        </text:list-item>
        <text:list-item>
          <text:p text:style-name="P16">50 g graines mélangées</text:p>
        </text:list-item>
        <text:list-item>
          <text:p text:style-name="P16">310-320 g eau</text:p>
        </text:list-item>
        <text:list-item>
          <text:p text:style-name="P16">9 g sel</text:p>
        </text:list-item>
      </text:list>
      <text:p text:style-name="P2"><text:span text:style-name="Strong_20_Emphasis"><text:span text:style-name="T1">Étapes :</text:span></text:span></text:p>
      <text:list text:style-name="L14">
        <text:list-item>
          <text:p text:style-name="P17">Autolyse 30-60 min</text:p>
        </text:list-item>
        <text:list-item>
          <text:p text:style-name="P17">Ajout levain + sel</text:p>
        </text:list-item>
        <text:list-item>
          <text:p text:style-name="P17">Pétrissage + graines</text:p>
        </text:list-item>
        <text:list-item>
          <text:p text:style-name="P17">Pointage 2-3h (2-3 rabats)</text:p>
        </text:list-item>
        <text:list-item>
          <text:p text:style-name="P17">Façonnage</text:p>
        </text:list-item>
        <text:list-item>
          <text:p text:style-name="P17">Apprêt frigo 10-12h</text:p>
        </text:list-item>
        <text:list-item>
          <text:p text:style-name="P17">Cuisson 250°C → 210°C</text:p>
        </text:list-item>
      </text:list>
      <text:p text:style-name="Horizontal_20_Line"/>
      <text:h text:style-name="P1" text:outline-level="2"><text:span text:style-name="Strong_20_Emphasis"><text:span text:style-name="T1">Recette 8 : Petits pains herbes, fromage &amp; huile d'olive</text:span></text:span></text:h>
      <text:p text:style-name="P2"><text:span text:style-name="Strong_20_Emphasis"><text:span text:style-name="T1">Ingrédients :</text:span></text:span></text:p>
      <text:list text:style-name="L15">
        <text:list-item>
          <text:p text:style-name="P18">300 g farine épeautre claire</text:p>
        </text:list-item>
        <text:list-item>
          <text:p text:style-name="P18">150 g levain</text:p>
        </text:list-item>
        <text:list-item>
          <text:p text:style-name="P18">180 g eau</text:p>
        </text:list-item>
        <text:list-item>
          <text:p text:style-name="P18">6 g sel</text:p>
        </text:list-item>
        <text:list-item>
          <text:p text:style-name="P18">15 g huile olive</text:p>
        </text:list-item>
        <text:list-item>
          <text:p text:style-name="P18">1 cs herbes</text:p>
        </text:list-item>
        <text:list-item>
          <text:p text:style-name="P18">60-80 g fromage en dés</text:p>
        </text:list-item>
      </text:list>
      <text:p text:style-name="P2"><text:soft-page-break/><text:span text:style-name="Strong_20_Emphasis"><text:span text:style-name="T1">Étapes :</text:span></text:span></text:p>
      <text:list text:style-name="L16">
        <text:list-item>
          <text:p text:style-name="P19">Autolyse farine + eau + levain + herbes (30-45 min)</text:p>
        </text:list-item>
        <text:list-item>
          <text:p text:style-name="P19">Pétrissage sel + huile (+ fromage fin pétrissage)</text:p>
        </text:list-item>
        <text:list-item>
          <text:p text:style-name="P19">Pointage 2h</text:p>
        </text:list-item>
        <text:list-item>
          <text:p text:style-name="P19">Façonnage boules</text:p>
        </text:list-item>
        <text:list-item>
          <text:p text:style-name="P19">Apprêt 1-1h30</text:p>
        </text:list-item>
        <text:list-item>
          <text:p text:style-name="P19">Cuisson 220°C, 18-22 min</text:p>
        </text:list-item>
      </text:list>
      <text:p text:style-name="Horizontal_20_Line"/>
      <text:h text:style-name="P1" text:outline-level="2"><text:span text:style-name="Strong_20_Emphasis"><text:span text:style-name="T1">Recette 9 : Pain-couronne aux flocons d'avoine</text:span></text:span></text:h>
      <text:p text:style-name="P2"><text:span text:style-name="Strong_20_Emphasis"><text:span text:style-name="T1">Ingrédients :</text:span></text:span></text:p>
      <text:list text:style-name="L17">
        <text:list-item>
          <text:p text:style-name="P20">200 g levain</text:p>
        </text:list-item>
        <text:list-item>
          <text:p text:style-name="P20">300 g farine blé T65</text:p>
        </text:list-item>
        <text:list-item>
          <text:p text:style-name="P20">100 g flocons avoine</text:p>
        </text:list-item>
        <text:list-item>
          <text:p text:style-name="P20">50 g farine complète</text:p>
        </text:list-item>
        <text:list-item>
          <text:p text:style-name="P20">330-350 g eau</text:p>
        </text:list-item>
        <text:list-item>
          <text:p text:style-name="P20">8 g sel</text:p>
        </text:list-item>
      </text:list>
      <text:p text:style-name="P2"><text:span text:style-name="Strong_20_Emphasis"><text:span text:style-name="T1">Préparation :</text:span></text:span></text:p>
      <text:list text:style-name="L18">
        <text:list-item>
          <text:p text:style-name="P21">Hydratation flocons (eau bouillante 20-30 min)</text:p>
        </text:list-item>
        <text:list-item>
          <text:p text:style-name="P21">Autolyse 30 min-1h</text:p>
        </text:list-item>
        <text:list-item>
          <text:p text:style-name="P21">Ajout levain + sel</text:p>
        </text:list-item>
        <text:list-item>
          <text:p text:style-name="P21">Pointage 3-4h</text:p>
        </text:list-item>
        <text:list-item>
          <text:p text:style-name="P21">Façonnage couronne</text:p>
        </text:list-item>
        <text:list-item>
          <text:p text:style-name="P21">Apprêt 1h ou frigo</text:p>
        </text:list-item>
        <text:list-item>
          <text:p text:style-name="P21">Cuisson 250°C → 210°C</text:p>
        </text:list-item>
      </text:list>
      <text:p text:style-name="Horizontal_20_Line"/>
      <text:h text:style-name="P1" text:outline-level="2"><text:span text:style-name="Strong_20_Emphasis"><text:span text:style-name="T1">Recette 10 : Tresse au beurre au levain</text:span></text:span></text:h>
      <text:p text:style-name="P2"><text:span text:style-name="Strong_20_Emphasis"><text:span text:style-name="T1">Ingrédients :</text:span></text:span></text:p>
      <text:list text:style-name="L19">
        <text:list-item>
          <text:p text:style-name="P22">200 g levain</text:p>
        </text:list-item>
        <text:list-item>
          <text:p text:style-name="P22">500 g farine T55/épeautre clair</text:p>
        </text:list-item>
        <text:list-item>
          <text:p text:style-name="P22">1 œuf</text:p>
        </text:list-item>
        <text:list-item>
          <text:p text:style-name="P22">200 ml lait</text:p>
        </text:list-item>
        <text:list-item>
          <text:p text:style-name="P22"><text:soft-page-break/>50 g sucre</text:p>
        </text:list-item>
        <text:list-item>
          <text:p text:style-name="P22">10 g sel</text:p>
        </text:list-item>
        <text:list-item>
          <text:p text:style-name="P22">80 g beurre mou</text:p>
        </text:list-item>
      </text:list>
      <text:p text:style-name="P2"><text:span text:style-name="Strong_20_Emphasis"><text:span text:style-name="T1">Étapes :</text:span></text:span></text:p>
      <text:list text:style-name="L20">
        <text:list-item>
          <text:p text:style-name="P23">Autolyse 30 min-1h</text:p>
        </text:list-item>
        <text:list-item>
          <text:p text:style-name="P23">Pétrissage sel puis beurre</text:p>
        </text:list-item>
        <text:list-item>
          <text:p text:style-name="P23">Pointage 3-4h</text:p>
        </text:list-item>
        <text:list-item>
          <text:p text:style-name="P23">Façonnage tresse</text:p>
        </text:list-item>
        <text:list-item>
          <text:p text:style-name="P23">Apprêt 2-3h</text:p>
        </text:list-item>
        <text:list-item>
          <text:p text:style-name="P23">Cuisson 180°C, 25-30 min</text:p>
        </text:list-item>
      </text:list>
      <text:p text:style-name="Horizontal_20_Line"/>
      <text:h text:style-name="P1" text:outline-level="2"><text:span text:style-name="Strong_20_Emphasis"><text:span text:style-name="T1">Recette 11 : Petits pains avoine &amp; chia</text:span></text:span></text:h>
      <text:p text:style-name="P2"><text:span text:style-name="Strong_20_Emphasis"><text:span text:style-name="T1">Ingrédients :</text:span></text:span></text:p>
      <text:list text:style-name="L21">
        <text:list-item>
          <text:p text:style-name="P24">200 g levain</text:p>
        </text:list-item>
        <text:list-item>
          <text:p text:style-name="P24">350 g farine T65</text:p>
        </text:list-item>
        <text:list-item>
          <text:p text:style-name="P24">50 g flocons avoine</text:p>
        </text:list-item>
        <text:list-item>
          <text:p text:style-name="P24">20 g graines chia</text:p>
        </text:list-item>
        <text:list-item>
          <text:p text:style-name="P24">270-290 g eau</text:p>
        </text:list-item>
        <text:list-item>
          <text:p text:style-name="P24">10 g sel</text:p>
        </text:list-item>
        <text:list-item>
          <text:p text:style-name="P24">15 g huile olive</text:p>
        </text:list-item>
      </text:list>
      <text:p text:style-name="P2"><text:span text:style-name="Strong_20_Emphasis"><text:span text:style-name="T1">Préparation :</text:span></text:span></text:p>
      <text:list text:style-name="L22">
        <text:list-item>
          <text:p text:style-name="P25">Pré-trempage avoine+chia (180g eau 30 min)</text:p>
        </text:list-item>
        <text:list-item>
          <text:p text:style-name="P25">Autolyse 30-45 min</text:p>
        </text:list-item>
        <text:list-item>
          <text:p text:style-name="P25">Ajout levain + sel + huile</text:p>
        </text:list-item>
        <text:list-item>
          <text:p text:style-name="P25">Pointage 3h</text:p>
        </text:list-item>
        <text:list-item>
          <text:p text:style-name="P25">Façonnage 6-8 pains</text:p>
        </text:list-item>
        <text:list-item>
          <text:p text:style-name="P25">Apprêt 1h30-2h</text:p>
        </text:list-item>
        <text:list-item>
          <text:p text:style-name="P25">Cuisson 230°C → 210°C</text:p>
        </text:list-item>
      </text:list>
      <text:p text:style-name="Horizontal_20_Line"/>
      <text:h text:style-name="P1" text:outline-level="2"><text:span text:style-name="Strong_20_Emphasis"><text:span text:style-name="T1">Recette 12 : Petits pains au lait, raisins et pavot</text:span></text:span></text:h>
      <text:p text:style-name="P2"><text:span text:style-name="Strong_20_Emphasis"><text:span text:style-name="T1">Ingrédients :</text:span></text:span></text:p>
      <text:list text:style-name="L23">
        <text:list-item>
          <text:p text:style-name="P26"><text:soft-page-break/>200 g levain</text:p>
        </text:list-item>
        <text:list-item>
          <text:p text:style-name="P26">400 g farine T55</text:p>
        </text:list-item>
        <text:list-item>
          <text:p text:style-name="P26">1 œuf</text:p>
        </text:list-item>
        <text:list-item>
          <text:p text:style-name="P26">170 g lait tiède</text:p>
        </text:list-item>
        <text:list-item>
          <text:p text:style-name="P26">50 g sucre</text:p>
        </text:list-item>
        <text:list-item>
          <text:p text:style-name="P26">6 g sel</text:p>
        </text:list-item>
        <text:list-item>
          <text:p text:style-name="P26">60 g beurre</text:p>
        </text:list-item>
        <text:list-item>
          <text:p text:style-name="P26">80-100 g raisins secs</text:p>
        </text:list-item>
        <text:list-item>
          <text:p text:style-name="P26">Graines pavot</text:p>
        </text:list-item>
      </text:list>
      <text:p text:style-name="P2"><text:span text:style-name="Strong_20_Emphasis"><text:span text:style-name="T1">Étapes :</text:span></text:span></text:p>
      <text:list text:style-name="L24">
        <text:list-item>
          <text:p text:style-name="P27">Autolyse 30 min</text:p>
        </text:list-item>
        <text:list-item>
          <text:p text:style-name="P27">Pétrissage sucre + sel + beurre + raisins + pavot</text:p>
        </text:list-item>
        <text:list-item>
          <text:p text:style-name="P27">Pointage 2h + frigo 8-12h</text:p>
        </text:list-item>
        <text:list-item>
          <text:p text:style-name="P27">Façonnage 8-10 pains</text:p>
        </text:list-item>
        <text:list-item>
          <text:p text:style-name="P27">Apprêt 1h30-2h</text:p>
        </text:list-item>
        <text:list-item>
          <text:p text:style-name="P27">Cuisson 180°C, 18-22 min</text:p>
        </text:list-item>
      </text:list>
      <text:p text:style-name="Horizontal_20_Line"/>
      <text:h text:style-name="P1" text:outline-level="2"><text:span text:style-name="Strong_20_Emphasis"><text:span text:style-name="T1">Recette 13 : Pancakes levain et banane</text:span></text:span></text:h>
      <text:p text:style-name="P2"><text:span text:style-name="Strong_20_Emphasis"><text:span text:style-name="T1">Ingrédients :</text:span></text:span></text:p>
      <text:list text:style-name="L25">
        <text:list-item>
          <text:p text:style-name="P28">100 g discard levain</text:p>
        </text:list-item>
        <text:list-item>
          <text:p text:style-name="P28">1/2 banane mûre</text:p>
        </text:list-item>
        <text:list-item>
          <text:p text:style-name="P28">1 œuf</text:p>
        </text:list-item>
        <text:list-item>
          <text:p text:style-name="P28">100 ml lait</text:p>
        </text:list-item>
        <text:list-item>
          <text:p text:style-name="P28">1 cs huile</text:p>
        </text:list-item>
        <text:list-item>
          <text:p text:style-name="P28">1 cc levure chimique</text:p>
        </text:list-item>
        <text:list-item>
          <text:p text:style-name="P28">100-120 g farine</text:p>
        </text:list-item>
        <text:list-item>
          <text:p text:style-name="P28">Pincée sel</text:p>
        </text:list-item>
      </text:list>
      <text:p text:style-name="P2"><text:span text:style-name="Strong_20_Emphasis"><text:span text:style-name="T1">Instructions :</text:span></text:span></text:p>
      <text:list text:style-name="L26">
        <text:list-item>
          <text:p text:style-name="P29">Écraser banane</text:p>
        </text:list-item>
        <text:list-item>
          <text:p text:style-name="P29">Mélanger tous ingrédients</text:p>
        </text:list-item>
        <text:list-item>
          <text:p text:style-name="P29">Cuisson poêle 2-3 min chaque côté</text:p>
        </text:list-item>
      </text:list>
      <text:h text:style-name="P1" text:outline-level="2"><text:soft-page-break/><text:span text:style-name="Strong_20_Emphasis"><text:span text:style-name="T1">Recette 14 : Pain rustique blé &amp; polenta fine</text:span></text:span></text:h>
      <text:p text:style-name="P2"><text:span text:style-name="Strong_20_Emphasis"><text:span text:style-name="T1">Ingrédients :</text:span></text:span></text:p>
      <text:list text:style-name="L27">
        <text:list-item>
          <text:p text:style-name="P31">200 g levain actif</text:p>
        </text:list-item>
        <text:list-item>
          <text:p text:style-name="P31">300 g farine T65</text:p>
        </text:list-item>
        <text:list-item>
          <text:p text:style-name="P31">100 g farine épeautre/T80</text:p>
        </text:list-item>
        <text:list-item>
          <text:p text:style-name="P31">100 g polenta fine</text:p>
        </text:list-item>
        <text:list-item>
          <text:p text:style-name="P31">320-340 g eau</text:p>
        </text:list-item>
        <text:list-item>
          <text:p text:style-name="P31">8 g sel</text:p>
        </text:list-item>
        <text:list-item>
          <text:p text:style-name="P31">15 g huile olive (optionnel)</text:p>
        </text:list-item>
        <text:list-item>
          <text:p text:style-name="P31">1 cs miel (optionnel)</text:p>
        </text:list-item>
      </text:list>
      <text:p text:style-name="P2"><text:span text:style-name="Strong_20_Emphasis"><text:span text:style-name="T1">Conseils :</text:span></text:span></text:p>
      <text:list text:style-name="L28">
        <text:list-item>
          <text:p text:style-name="P32">Gonfler polenta dans eau chaude 15-20 min avant</text:p>
        </text:list-item>
        <text:list-item>
          <text:p text:style-name="P32">Pétrissage délicat (pâte fragile)</text:p>
        </text:list-item>
        <text:list-item>
          <text:p text:style-name="P32">Cuisson 250°C → 210°C</text:p>
        </text:list-item>
        <text:list-item>
          <text:p text:style-name="P32">Texture moelleuse</text:p>
        </text:list-item>
      </text:list>
      <text:p text:style-name="Horizontal_20_Line"/>
      <text:h text:style-name="P1" text:outline-level="2"><text:span text:style-name="Strong_20_Emphasis"><text:span text:style-name="T1">Recette 15 : Focaccia au levain</text:span></text:span></text:h>
      <text:p text:style-name="P2"><text:span text:style-name="Strong_20_Emphasis"><text:span text:style-name="T1">Ingrédients :</text:span></text:span></text:p>
      <text:list text:style-name="L29">
        <text:list-item>
          <text:p text:style-name="P33">200 g levain actif</text:p>
        </text:list-item>
        <text:list-item>
          <text:p text:style-name="P33">400 g farine T65/épeautre</text:p>
        </text:list-item>
        <text:list-item>
          <text:p text:style-name="P33">300 g eau (75% hydration)</text:p>
        </text:list-item>
        <text:list-item>
          <text:p text:style-name="P33">8 g sel</text:p>
        </text:list-item>
        <text:list-item>
          <text:p text:style-name="P33">20 g huile olive (pâte)</text:p>
        </text:list-item>
        <text:list-item>
          <text:p text:style-name="P33">Huile + herbes + sel pour dessus</text:p>
        </text:list-item>
      </text:list>
      <text:p text:style-name="P2"><text:span text:style-name="Strong_20_Emphasis"><text:span text:style-name="T1">Préparation :</text:span></text:span></text:p>
      <text:list text:style-name="L30">
        <text:list-item>
          <text:p text:style-name="P34">Mélange levain + eau + farine, autolyse 30 min</text:p>
        </text:list-item>
        <text:list-item>
          <text:p text:style-name="P34">Ajout sel + huile, rabats 30 min</text:p>
        </text:list-item>
        <text:list-item>
          <text:p text:style-name="P34">Fermentation 4-6h (ou frigo 12-24h)</text:p>
        </text:list-item>
        <text:list-item>
          <text:p text:style-name="P34">Façonnage plaque huilée, repos 1-2h</text:p>
        </text:list-item>
        <text:list-item>
          <text:p text:style-name="P34">Trouer doigts, toppings</text:p>
        </text:list-item>
        <text:list-item>
          <text:p text:style-name="P34">Cuisson 230°C, 20-25 min</text:p>
        </text:list-item>
      </text:list>
      <text:p text:style-name="P2"><text:soft-page-break/><text:span text:style-name="Strong_20_Emphasis"><text:span text:style-name="T1">Options :</text:span></text:span> Olives, tomates confites, châtaigne 20-30%</text:p>
      <text:p text:style-name="Horizontal_20_Line"/>
      <text:h text:style-name="P1" text:outline-level="2"><text:span text:style-name="Strong_20_Emphasis"><text:span text:style-name="T1">Recette 16 : Panettone levain + levure</text:span></text:span></text:h>
      <text:p text:style-name="P2"><text:span text:style-name="Strong_20_Emphasis"><text:span text:style-name="T1">Ingrédients (1ère pâte) :</text:span></text:span></text:p>
      <text:list text:style-name="L31">
        <text:list-item>
          <text:p text:style-name="P35">100 g levain actif</text:p>
        </text:list-item>
        <text:list-item>
          <text:p text:style-name="P35">5 g levure sèche</text:p>
        </text:list-item>
        <text:list-item>
          <text:p text:style-name="P35">300 g farine Manitoba</text:p>
        </text:list-item>
        <text:list-item>
          <text:p text:style-name="P35">90 g sucre</text:p>
        </text:list-item>
        <text:list-item>
          <text:p text:style-name="P35">3 jaunes œuf</text:p>
        </text:list-item>
        <text:list-item>
          <text:p text:style-name="P35">100 g eau/lait tiède</text:p>
        </text:list-item>
        <text:list-item>
          <text:p text:style-name="P35">80 g beurre mou</text:p>
        </text:list-item>
        <text:list-item>
          <text:p text:style-name="P35">Pincée sel</text:p>
        </text:list-item>
      </text:list>
      <text:p text:style-name="P2"><text:span text:style-name="Strong_20_Emphasis"><text:span text:style-name="T1">Ingrédients (2nde pâte) :</text:span></text:span></text:p>
      <text:list text:style-name="L32">
        <text:list-item>
          <text:p text:style-name="P36">80 g farine Manitoba</text:p>
        </text:list-item>
        <text:list-item>
          <text:p text:style-name="P36">40 g sucre</text:p>
        </text:list-item>
        <text:list-item>
          <text:p text:style-name="P36">40 g beurre mou</text:p>
        </text:list-item>
        <text:list-item>
          <text:p text:style-name="P36">1 jaune œuf</text:p>
        </text:list-item>
        <text:list-item>
          <text:p text:style-name="P36">Zeste citron</text:p>
        </text:list-item>
        <text:list-item>
          <text:p text:style-name="P36">100 g citron confit</text:p>
        </text:list-item>
        <text:list-item>
          <text:p text:style-name="P36">1 cc miel</text:p>
        </text:list-item>
      </text:list>
      <text:p text:style-name="P2"><text:span text:style-name="Strong_20_Emphasis"><text:span text:style-name="T1">Étapes :</text:span></text:span></text:p>
      <text:list text:style-name="L33">
        <text:list-item>
          <text:p text:style-name="P37">1ère pâte : mélange + pétrissage 10-12 min + beurre, pousse 2-3h</text:p>
        </text:list-item>
        <text:list-item>
          <text:p text:style-name="P37">2nde pâte : incorporer + citron confit, repos 20 min</text:p>
        </text:list-item>
        <text:list-item>
          <text:p text:style-name="P37">Boulage, moule réhaussé papier sulfurisé</text:p>
        </text:list-item>
        <text:list-item>
          <text:p text:style-name="P37">Grande pousse 4-8h (24°C idéal)</text:p>
        </text:list-item>
        <text:list-item>
          <text:p text:style-name="P37">Cuisson 170°C statique, 45-55 min (92-94°C cœur)</text:p>
        </text:list-item>
        <text:list-item>
          <text:p text:style-name="P37">Refroidir sur côté</text:p>
        </text:list-item>
      </text:list>
      <text:p text:style-name="P2"><text:span text:style-name="Strong_20_Emphasis"><text:span text:style-name="T1">Options :</text:span></text:span> Fleur d'oranger, vanille, orange-citron</text:p>
      <text:h text:style-name="P1" text:outline-level="2"><text:span text:style-name="Strong_20_Emphasis"><text:span text:style-name="T1">Recette 17 : Brioche vanille-citron au levain</text:span></text:span></text:h>
      <text:p text:style-name="P2"><text:span text:style-name="Strong_20_Emphasis"><text:span text:style-name="T1">Ingrédients :</text:span></text:span></text:p>
      <text:list text:style-name="L34">
        <text:list-item>
          <text:p text:style-name="P38">100 g levain actif (100% hydration)</text:p>
        </text:list-item>
        <text:list-item>
          <text:p text:style-name="P38"><text:soft-page-break/>400 g farine T45/T55 (ou mix Manitoba)</text:p>
        </text:list-item>
        <text:list-item>
          <text:p text:style-name="P38">150 g lait tiède (30°C)</text:p>
        </text:list-item>
        <text:list-item>
          <text:p text:style-name="P38">2 œufs</text:p>
        </text:list-item>
        <text:list-item>
          <text:p text:style-name="P38">60-80 g sucre</text:p>
        </text:list-item>
        <text:list-item>
          <text:p text:style-name="P38">1 cc sel</text:p>
        </text:list-item>
        <text:list-item>
          <text:p text:style-name="P38">80 g beurre doux mou</text:p>
        </text:list-item>
        <text:list-item>
          <text:p text:style-name="P38">1 gousse vanille (ou 1 cc extrait)</text:p>
        </text:list-item>
        <text:list-item>
          <text:p text:style-name="P38">Zeste 1-2 citrons bio</text:p>
        </text:list-item>
      </text:list>
      <text:p text:style-name="P2"><text:span text:style-name="Strong_20_Emphasis"><text:span text:style-name="T1">Options :</text:span></text:span> 1 cs rhum ambré, eau fleur d'oranger, 1 cs miel, 30g crème liquide</text:p>
      <text:p text:style-name="P2"><text:span text:style-name="Strong_20_Emphasis"><text:span text:style-name="T1">Préparation :</text:span></text:span></text:p>
      <text:list text:style-name="L35">
        <text:list-item>
          <text:p text:style-name="P39">Mélange levain + lait + œufs + sucre + vanille + zeste + farine + sel (5-7 min)</text:p>
        </text:list-item>
        <text:list-item>
          <text:p text:style-name="P39">Ajout beurre mou petit à petit (10-15 min total, pâte élastique brillante)</text:p>
        </text:list-item>
        <text:list-item>
          <text:p text:style-name="P39">1ère pousse : 3-4h ambient + frigo 8-12h</text:p>
        </text:list-item>
        <text:list-item>
          <text:p text:style-name="P39">Façonnage (tresse/boules), détendre 30-45 min</text:p>
        </text:list-item>
        <text:list-item>
          <text:p text:style-name="P39">2nde pousse 3-5h (25-27°C, double volume)</text:p>
        </text:list-item>
        <text:list-item>
          <text:p text:style-name="P39">Dore œuf battu + lait, cuisson 170°C tournante 25-30 min</text:p>
        </text:list-item>
      </text:list>
      <text:p text:style-name="P2"><text:span text:style-name="Strong_20_Emphasis"><text:span text:style-name="T1">Astuces :</text:span></text:span></text:p>
      <text:list text:style-name="L36">
        <text:list-item>
          <text:p text:style-name="P40">Miel pour arrondir le goût</text:p>
        </text:list-item>
        <text:list-item>
          <text:p text:style-name="P40">Crème liquide pour mie plus fondante</text:p>
        </text:list-item>
        <text:list-item>
          <text:p text:style-name="P40">Pépites citron confit ou amandes effilées dessus</text:p>
        </text:list-item>
      </text:list>
      <text:h text:style-name="P1" text:outline-level="2"><text:span text:style-name="Strong_20_Emphasis"><text:span text:style-name="T1">Recette 18 : Baguettes épeautre, mie ouverte</text:span></text:span></text:h>
      <text:p text:style-name="P2"><text:span text:style-name="Strong_20_Emphasis"><text:span text:style-name="T1">Ingrédients (2-3 baguettes) :</text:span></text:span></text:p>
      <text:list text:style-name="L37">
        <text:list-item>
          <text:p text:style-name="P41">500 g farine épeautre (ou mix épeautre/T65)</text:p>
        </text:list-item>
        <text:list-item>
          <text:p text:style-name="P41">100 g levain bien actif</text:p>
        </text:list-item>
        <text:list-item>
          <text:p text:style-name="P41">10 g sel</text:p>
        </text:list-item>
        <text:list-item>
          <text:p text:style-name="P41">350 g eau (70%, ajuster → pâte molle)</text:p>
        </text:list-item>
      </text:list>
      <text:p text:style-name="P2"><text:span text:style-name="Strong_20_Emphasis"><text:span text:style-name="T1">Planning :</text:span></text:span></text:p>
      <text:list text:style-name="L38">
        <text:list-item>
          <text:p text:style-name="P42"><text:span text:style-name="Strong_20_Emphasis"><text:span text:style-name="T1">Autolyse courte</text:span></text:span> : farine + 320g eau → repos 30 min</text:p>
        </text:list-item>
        <text:list-item>
          <text:p text:style-name="P42">Ajout levain + sel + 30g eau restante</text:p>
        </text:list-item>
        <text:list-item>
          <text:p text:style-name="P42"><text:span text:style-name="Strong_20_Emphasis"><text:span text:style-name="T1">Pétrissage doux</text:span></text:span> : 2-3 min max + 3 rabats espacés 30 min</text:p>
        </text:list-item>
        <text:list-item>
          <text:p text:style-name="P42"><text:span text:style-name="Strong_20_Emphasis"><text:span text:style-name="T1">Pointage long</text:span></text:span> : 3-4h à 22°C (presque doublé)</text:p>
        </text:list-item>
        <text:list-item>
          <text:p text:style-name="P42"><text:soft-page-break/><text:span text:style-name="Strong_20_Emphasis"><text:span text:style-name="T1">Façonnage</text:span></text:span> : diviser 2-3 pâtons, baguettes délicates (sans dégazer)</text:p>
        </text:list-item>
        <text:list-item>
          <text:p text:style-name="P42"><text:span text:style-name="Strong_20_Emphasis"><text:span text:style-name="T1">Apprêt</text:span></text:span> : 45-75 min (test doigt : revient lentement)</text:p>
        </text:list-item>
        <text:list-item>
          <text:p text:style-name="P42"><text:span text:style-name="Strong_20_Emphasis"><text:span text:style-name="T1">Cuisson</text:span></text:span> : 240°C vapeur, 20-25 min</text:p>
        </text:list-item>
      </text:list>
      <text:p text:style-name="P2"><text:span text:style-name="Strong_20_Emphasis"><text:span text:style-name="T1">Tips mie aérée :</text:span></text:span></text:p>
      <text:list text:style-name="L39">
        <text:list-item>
          <text:p text:style-name="P43">Manipuler minimum après pointage</text:p>
        </text:list-item>
        <text:list-item>
          <text:p text:style-name="P43">Façonnage souple (garder poches d'air)</text:p>
        </text:list-item>
        <text:list-item>
          <text:p text:style-name="P43">Hydratation 360g possible si pâte souple ok</text:p>
        </text:list-item>
      </text:list>
      <text:h text:style-name="P1" text:outline-level="2"><text:span text:style-name="Strong_20_Emphasis"><text:span text:style-name="T1">Recette 19 : Pain doré maïs &amp; Manitoba</text:span></text:span></text:h>
      <text:p text:style-name="P2"><text:span text:style-name="Strong_20_Emphasis"><text:span text:style-name="T1">Ingrédients (pain 700-800g) :</text:span></text:span></text:p>
      <text:list text:style-name="L40">
        <text:list-item>
          <text:p text:style-name="P44">100 g levain actif</text:p>
        </text:list-item>
        <text:list-item>
          <text:p text:style-name="P44">250 g farine Manitoba</text:p>
        </text:list-item>
        <text:list-item>
          <text:p text:style-name="P44">150 g farine maïs fine</text:p>
        </text:list-item>
        <text:list-item>
          <text:p text:style-name="P44">270-280 g eau tiède (pâte souple collante)</text:p>
        </text:list-item>
        <text:list-item>
          <text:p text:style-name="P44">8 g sel</text:p>
        </text:list-item>
        <text:list-item>
          <text:p text:style-name="P44">10 g miel/sirop érable (optionnel)</text:p>
        </text:list-item>
        <text:list-item>
          <text:p text:style-name="P44">15 g huile olive (optionnel)</text:p>
        </text:list-item>
      </text:list>
      <text:p text:style-name="P2"><text:span text:style-name="Strong_20_Emphasis"><text:span text:style-name="T1">Étapes :</text:span></text:span></text:p>
      <text:list text:style-name="L41">
        <text:list-item>
          <text:p text:style-name="P45"><text:span text:style-name="Strong_20_Emphasis"><text:span text:style-name="T1">Autolyse</text:span></text:span> : Manitoba + maïs + 250g eau → repos 45 min-1h</text:p>
        </text:list-item>
        <text:list-item>
          <text:p text:style-name="P45">Ajout levain + miel, pétrir 5-8 min</text:p>
        </text:list-item>
        <text:list-item>
          <text:p text:style-name="P45">Ajout sel + 20-30g eau restante, pétrir 2-3 min</text:p>
        </text:list-item>
        <text:list-item>
          <text:p text:style-name="P45"><text:span text:style-name="Strong_20_Emphasis"><text:span text:style-name="T1">Pointage</text:span></text:span> : 3-4h ambient (21-23°C) + 2-3 rabats 30-45 min</text:p>
        </text:list-item>
        <text:list-item>
          <text:p text:style-name="P45"><text:span text:style-name="Strong_20_Emphasis"><text:span text:style-name="T1">Façonnage</text:span></text:span> : boule/bâtard (moule si pâte étale)</text:p>
        </text:list-item>
        <text:list-item>
          <text:p text:style-name="P45"><text:span text:style-name="Strong_20_Emphasis"><text:span text:style-name="T1">Apprêt</text:span></text:span> : 1h ambient ou frigo 8-12h</text:p>
        </text:list-item>
        <text:list-item>
          <text:p text:style-name="P45"><text:span text:style-name="Strong_20_Emphasis"><text:span text:style-name="T1">Cuisson</text:span></text:span> : 240°C vapeur → 220°C, 30-35 min + 10 min four entrouvert</text:p>
        </text:list-item>
      </text:list>
      <text:p text:style-name="P2"><text:span text:style-name="Strong_20_Emphasis"><text:span text:style-name="T1">Options jaune intense :</text:span></text:span></text:p>
      <text:list text:style-name="L42">
        <text:list-item>
          <text:p text:style-name="P46">½ cc curcuma (couleur)</text:p>
        </text:list-item>
        <text:list-item>
          <text:p text:style-name="P46">Semoule maïs fine partielle</text:p>
        </text:list-item>
        <text:list-item>
          <text:p text:style-name="P46">Grains maïs cuits dans pâte</text:p>
        </text:list-item>
      </text:list>
      <text:h text:style-name="P1" text:outline-level="2"><text:span text:style-name="Strong_20_Emphasis"><text:span text:style-name="T1">Recette 20 : Pain aux noix, miel &amp; huile d'olive</text:span></text:span></text:h>
      <text:p text:style-name="P2"><text:span text:style-name="Strong_20_Emphasis"><text:span text:style-name="T1">Ingrédients (1 gros pain ou 2 moyens) :</text:span></text:span></text:p>
      <text:list text:style-name="L43">
        <text:list-item>
          <text:p text:style-name="P47">300 g farine blanche T65/épeautre claire</text:p>
        </text:list-item>
        <text:list-item>
          <text:p text:style-name="P47"><text:soft-page-break/>100 g farine Manitoba</text:p>
        </text:list-item>
        <text:list-item>
          <text:p text:style-name="P47">100 g farine semi-complète T80/T110</text:p>
        </text:list-item>
        <text:list-item>
          <text:p text:style-name="P47">200 g levain actif</text:p>
        </text:list-item>
        <text:list-item>
          <text:p text:style-name="P47">8 g sel</text:p>
        </text:list-item>
        <text:list-item>
          <text:p text:style-name="P47">20 g miel</text:p>
        </text:list-item>
        <text:list-item>
          <text:p text:style-name="P47">25 g huile olive</text:p>
        </text:list-item>
        <text:list-item>
          <text:p text:style-name="P47">330-340 g eau</text:p>
        </text:list-item>
        <text:list-item>
          <text:p text:style-name="P47">100-120 g noix concassées (torréfiées 10 min 160°C)</text:p>
        </text:list-item>
      </text:list>
      <text:p text:style-name="P2"><text:span text:style-name="Strong_20_Emphasis"><text:span text:style-name="T1">Timings :</text:span></text:span></text:p>
      <text:list text:style-name="L44">
        <text:list-item>
          <text:p text:style-name="P48"><text:span text:style-name="Strong_20_Emphasis"><text:span text:style-name="T1">Autolyse</text:span></text:span> : farines + 320g eau → repos 45 min-1h</text:p>
        </text:list-item>
        <text:list-item>
          <text:p text:style-name="P48">Ajout levain + miel + sel, pétrir 5-8 min</text:p>
        </text:list-item>
        <text:list-item>
          <text:p text:style-name="P48">Ajout huile olive + eau restante, pétrir lisse souple</text:p>
        </text:list-item>
        <text:list-item>
          <text:p text:style-name="P48"><text:span text:style-name="Strong_20_Emphasis"><text:span text:style-name="T1">Noix</text:span></text:span> : fin pétrissage ou 1er rabat</text:p>
        </text:list-item>
        <text:list-item>
          <text:p text:style-name="P48"><text:span text:style-name="Strong_20_Emphasis"><text:span text:style-name="T1">Pointage</text:span></text:span> : 2h30-3h30 (23-25°C) + 2 rabats (30+60 min)</text:p>
        </text:list-item>
        <text:list-item>
          <text:p text:style-name="P48"><text:span text:style-name="Strong_20_Emphasis"><text:span text:style-name="T1">Façonnage</text:span></text:span> : bâtard/boule/couronne (repos 15 min si tendue)</text:p>
        </text:list-item>
        <text:list-item>
          <text:p text:style-name="P48"><text:span text:style-name="Strong_20_Emphasis"><text:span text:style-name="T1">Apprêt</text:span></text:span> : 30-60 min ambient ou 8-12h frigo</text:p>
        </text:list-item>
      </text:list>
      <text:p text:style-name="P2"><text:span text:style-name="Strong_20_Emphasis"><text:span text:style-name="T1">Cuisson :</text:span></text:span></text:p>
      <text:list text:style-name="L45">
        <text:list-item>
          <text:p text:style-name="P49">250°C statique + vapeur 15 min</text:p>
        </text:list-item>
        <text:list-item>
          <text:p text:style-name="P49">210°C sans vapeur 30 min</text:p>
        </text:list-item>
      </text:list>
      <text:p text:style-name="P2"><text:span text:style-name="Strong_20_Emphasis"><text:span text:style-name="T1">Notes :</text:span></text:span></text:p>
      <text:list text:style-name="L46">
        <text:list-item>
          <text:p text:style-name="P50">Noix entières dessus pour décor rustique</text:p>
        </text:list-item>
        <text:list-item>
          <text:p text:style-name="P50">Manitoba = aération malgré noix/miel</text:p>
        </text:list-item>
        <text:list-item>
          <text:p text:style-name="P51">Option seigle = plus dense/caractère</text:p>
        </text:list-item>
      </text:list>
      <text:p text:style-name="P53"/>
      <text:h text:style-name="P1" text:outline-level="2"><text:span text:style-name="Strong_20_Emphasis"><text:span text:style-name="T1">Recette 21 : Pain de Sils (au levain)</text:span></text:span></text:h>
      <text:p text:style-name="P2"><text:span text:style-name="Strong_20_Emphasis"><text:span text:style-name="T1">Ingrédients (6 pains environ) :</text:span></text:span></text:p>
      <text:list xml:id="list3674061891" text:style-name="L51">
        <text:list-item>
          <text:p text:style-name="P54">100 g levain actif (100% hydration)</text:p>
        </text:list-item>
        <text:list-item>
          <text:p text:style-name="P54">450 g farine blanche (option 50-80g Manitoba)</text:p>
        </text:list-item>
        <text:list-item>
          <text:p text:style-name="P54">230 g eau</text:p>
        </text:list-item>
        <text:list-item>
          <text:p text:style-name="P54">40 g beurre mou</text:p>
        </text:list-item>
        <text:list-item>
          <text:p text:style-name="P54">40 g sucre</text:p>
        </text:list-item>
        <text:list-item>
          <text:p text:style-name="P54"><text:soft-page-break/>1 œuf</text:p>
        </text:list-item>
        <text:list-item>
          <text:p text:style-name="P54">9 g sel</text:p>
        </text:list-item>
        <text:list-item>
          <text:p text:style-name="P54">2-3 g levure sèche (optionnel boost)</text:p>
        </text:list-item>
      </text:list>
      <text:p text:style-name="P2"><text:span text:style-name="Strong_20_Emphasis"><text:span text:style-name="T1">Préparation :</text:span></text:span></text:p>
      <text:list xml:id="list310547983" text:style-name="L52">
        <text:list-item>
          <text:p text:style-name="P55"><text:span text:style-name="Strong_20_Emphasis"><text:span text:style-name="T1">Pétrissage</text:span></text:span> : tout sauf beurre (5-7 min) → beurre morceaux (5 min) → pâte lisse briochée</text:p>
        </text:list-item>
        <text:list-item>
          <text:p text:style-name="P55"><text:span text:style-name="Strong_20_Emphasis"><text:span text:style-name="T1">Pointage</text:span></text:span> : 1h30-2h à 22°C (50% gonflé) OU 1h ambient + 8-12h frigo</text:p>
        </text:list-item>
        <text:list-item>
          <text:p text:style-name="P55"><text:span text:style-name="Strong_20_Emphasis"><text:span text:style-name="T1">Division</text:span></text:span> : 6 pâtons → bouler → rouler allongé (pas trop serré)</text:p>
        </text:list-item>
        <text:list-item>
          <text:p text:style-name="P55"><text:span text:style-name="Strong_20_Emphasis"><text:span text:style-name="T1">Bain bicarbonate</text:span></text:span> (typique) :</text:p>
          <text:list>
            <text:list-item>
              <text:p text:style-name="P55">1L eau + 30g bicarbonate (sous ébullition)</text:p>
            </text:list-item>
            <text:list-item>
              <text:p text:style-name="P55">Plonger 5-10s chaque côté → égoutter</text:p>
            </text:list-item>
          </text:list>
        </text:list-item>
        <text:list-item>
          <text:p text:style-name="P55"><text:span text:style-name="Strong_20_Emphasis"><text:span text:style-name="T1">Apprêt</text:span></text:span> : 45-60 min à 22°C (gonflé doux)</text:p>
        </text:list-item>
        <text:list-item>
          <text:p text:style-name="P55"><text:span text:style-name="Strong_20_Emphasis"><text:span text:style-name="T1">Cuisson</text:span></text:span> : 200°C, 15-18 min (dorés souples)</text:p>
        </text:list-item>
      </text:list>
      <text:p text:style-name="P2"><text:span text:style-name="Strong_20_Emphasis"><text:span text:style-name="T1">Notes :</text:span></text:span></text:p>
      <text:p text:style-name="P2">Hydratation basse = moelleux formé</text:p>
      <text:p text:style-name="P2">Bain = couleur + saveur Sils</text:p>
      <text:p text:style-name="P52"/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08:54.121953957</meta:creation-date>
    <dc:date>2026-01-26T14:10:41.868104846</dc:date>
    <meta:editing-duration>PT3H8M43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3" meta:paragraph-count="372" meta:word-count="2044" meta:character-count="9603" meta:non-whitespace-character-count="8228"/>
  </office:meta>
</office:document-meta>
</file>